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2a85" officeooo:paragraph-rsid="000f2a85"/>
    </style:style>
    <style:style style:name="P2" style:family="paragraph" style:parent-style-name="Standard">
      <style:text-properties officeooo:rsid="00123be7" officeooo:paragraph-rsid="00123be7"/>
    </style:style>
    <style:style style:name="P3" style:family="paragraph" style:parent-style-name="Standard">
      <style:text-properties officeooo:rsid="001312c7" officeooo:paragraph-rsid="001312c7"/>
    </style:style>
    <style:style style:name="P4" style:family="paragraph" style:parent-style-name="Standard">
      <style:text-properties officeooo:paragraph-rsid="0013bd14"/>
    </style:style>
    <style:style style:name="P5" style:family="paragraph" style:parent-style-name="Standard">
      <style:text-properties fo:font-weight="bold" officeooo:rsid="000f2a85" officeooo:paragraph-rsid="000f2a85" style:font-weight-asian="bold" style:font-weight-complex="bold"/>
    </style:style>
    <style:style style:name="P6" style:family="paragraph" style:parent-style-name="Standard">
      <style:text-properties fo:font-weight="bold" officeooo:rsid="001312c7" officeooo:paragraph-rsid="001312c7" style:font-weight-asian="bold" style:font-weight-complex="bold"/>
    </style:style>
    <style:style style:name="P7" style:family="paragraph" style:parent-style-name="Standard">
      <style:text-properties fo:font-weight="bold" officeooo:rsid="00147fa2" officeooo:paragraph-rsid="00147fa2" style:font-weight-asian="bold" style:font-weight-complex="bold"/>
    </style:style>
    <style:style style:name="P8" style:family="paragraph" style:parent-style-name="Standard">
      <style:text-properties fo:font-weight="bold" officeooo:rsid="0016ddc6" officeooo:paragraph-rsid="0016ddc6" style:font-weight-asian="bold" style:font-weight-complex="bold"/>
    </style:style>
    <style:style style:name="P9" style:family="paragraph" style:parent-style-name="Standard">
      <style:text-properties officeooo:rsid="00147fa2" officeooo:paragraph-rsid="00147fa2"/>
    </style:style>
    <style:style style:name="P10" style:family="paragraph" style:parent-style-name="Standard">
      <style:text-properties fo:font-weight="normal" officeooo:rsid="0016ddc6" officeooo:paragraph-rsid="0016ddc6" style:font-weight-asian="normal" style:font-weight-complex="normal"/>
    </style:style>
    <style:style style:name="P11" style:family="paragraph" style:parent-style-name="Standard">
      <style:text-properties officeooo:rsid="001d5af0" officeooo:paragraph-rsid="001d5af0"/>
    </style:style>
    <style:style style:name="P12" style:family="paragraph" style:parent-style-name="Standard" style:list-style-name="L1">
      <style:text-properties officeooo:rsid="000f2a85" officeooo:paragraph-rsid="000f2a85"/>
    </style:style>
    <style:style style:name="P13" style:family="paragraph" style:parent-style-name="Standard" style:list-style-name="L2">
      <style:text-properties officeooo:rsid="000f2a85" officeooo:paragraph-rsid="000f2a85"/>
    </style:style>
    <style:style style:name="P14" style:family="paragraph" style:parent-style-name="Standard" style:list-style-name="L3">
      <style:text-properties officeooo:rsid="000f2a85" officeooo:paragraph-rsid="000f2a85"/>
    </style:style>
    <style:style style:name="P15" style:family="paragraph" style:parent-style-name="Standard" style:list-style-name="L3">
      <style:text-properties officeooo:rsid="001150cf" officeooo:paragraph-rsid="001150cf"/>
    </style:style>
    <style:style style:name="P16" style:family="paragraph" style:parent-style-name="Standard" style:list-style-name="L3">
      <style:text-properties officeooo:rsid="00123be7" officeooo:paragraph-rsid="00123be7"/>
    </style:style>
    <style:style style:name="P17" style:family="paragraph" style:parent-style-name="Standard" style:list-style-name="L4">
      <style:text-properties fo:font-weight="normal" officeooo:rsid="0016ddc6" officeooo:paragraph-rsid="0016ddc6" style:font-weight-asian="normal" style:font-weight-complex="normal"/>
    </style:style>
    <style:style style:name="P18" style:family="paragraph" style:parent-style-name="Standard">
      <style:text-properties fo:font-weight="normal" officeooo:rsid="00233b5c" officeooo:paragraph-rsid="00233b5c" style:font-weight-asian="normal" style:font-weight-complex="normal"/>
    </style:style>
    <style:style style:name="P19" style:family="paragraph" style:parent-style-name="Standard">
      <style:text-properties fo:font-weight="normal" officeooo:rsid="00233b5c" officeooo:paragraph-rsid="0026374d" style:font-weight-asian="normal" style:font-weight-complex="normal"/>
    </style:style>
    <style:style style:name="P20" style:family="paragraph" style:parent-style-name="Standard">
      <style:text-properties fo:font-weight="normal" officeooo:rsid="0026374d" officeooo:paragraph-rsid="0026374d" style:font-weight-asian="normal" style:font-weight-complex="normal"/>
    </style:style>
    <style:style style:name="P21" style:family="paragraph" style:parent-style-name="Standard" style:list-style-name="L5">
      <style:text-properties officeooo:paragraph-rsid="001312c7"/>
    </style:style>
    <style:style style:name="P22" style:family="paragraph" style:parent-style-name="Standard" style:list-style-name="L5">
      <style:text-properties officeooo:paragraph-rsid="0013bd14"/>
    </style:style>
    <style:style style:name="P23" style:family="paragraph" style:parent-style-name="Standard" style:list-style-name="L5">
      <style:text-properties officeooo:rsid="001312c7" officeooo:paragraph-rsid="001312c7"/>
    </style:style>
    <style:style style:name="P24" style:family="paragraph" style:parent-style-name="Standard" style:list-style-name="L6">
      <style:text-properties fo:language="en" fo:country="US" officeooo:rsid="001312c7" officeooo:paragraph-rsid="0016ad1b"/>
    </style:style>
    <style:style style:name="P25" style:family="paragraph" style:parent-style-name="Standard" style:list-style-name="L7">
      <style:text-properties fo:language="en" fo:country="US" officeooo:rsid="001312c7" officeooo:paragraph-rsid="0016ad1b"/>
    </style:style>
    <style:style style:name="P26" style:family="paragraph" style:parent-style-name="Standard" style:list-style-name="L5">
      <style:text-properties officeooo:rsid="0013bd14" officeooo:paragraph-rsid="0013bd14"/>
    </style:style>
    <style:style style:name="P27" style:family="paragraph" style:parent-style-name="Standard" style:list-style-name="L5">
      <style:text-properties officeooo:rsid="00150d29" officeooo:paragraph-rsid="00150d29"/>
    </style:style>
    <style:style style:name="P28" style:family="paragraph" style:parent-style-name="Standard" style:list-style-name="L5">
      <style:text-properties officeooo:rsid="0016ad1b" officeooo:paragraph-rsid="0016ad1b"/>
    </style:style>
    <style:style style:name="P29" style:family="paragraph" style:parent-style-name="Standard" style:list-style-name="L8">
      <style:text-properties officeooo:rsid="0016ad1b" officeooo:paragraph-rsid="0016ad1b"/>
    </style:style>
    <style:style style:name="P30" style:family="paragraph" style:parent-style-name="Standard" style:list-style-name="L9">
      <style:text-properties officeooo:rsid="00147fa2" officeooo:paragraph-rsid="00147fa2"/>
    </style:style>
    <style:style style:name="P31" style:family="paragraph" style:parent-style-name="Standard">
      <style:text-properties fo:font-weight="bold" officeooo:rsid="001d5af0" officeooo:paragraph-rsid="001d5af0" style:font-weight-asian="bold" style:font-weight-complex="bold"/>
    </style:style>
    <style:style style:name="P32" style:family="paragraph" style:parent-style-name="Standard">
      <style:text-properties fo:font-weight="bold" officeooo:rsid="00233b5c" officeooo:paragraph-rsid="00233b5c" style:font-weight-asian="bold" style:font-weight-complex="bold"/>
    </style:style>
    <style:style style:name="P33" style:family="paragraph" style:parent-style-name="Standard">
      <style:text-properties fo:font-weight="bold" officeooo:rsid="0026bd1f" officeooo:paragraph-rsid="0026bd1f" style:font-weight-asian="bold" style:font-weight-complex="bold"/>
    </style:style>
    <style:style style:name="P34" style:family="paragraph" style:parent-style-name="Standard" style:list-style-name="L10">
      <style:text-properties officeooo:rsid="001d5af0" officeooo:paragraph-rsid="001d5af0"/>
    </style:style>
    <style:style style:name="P35" style:family="paragraph" style:parent-style-name="Standard" style:list-style-name="L10">
      <style:text-properties officeooo:rsid="001fe43b" officeooo:paragraph-rsid="001fe43b"/>
    </style:style>
    <style:style style:name="P36" style:family="paragraph" style:parent-style-name="Standard" style:list-style-name="L10">
      <style:text-properties officeooo:rsid="002138ee" officeooo:paragraph-rsid="002138ee"/>
    </style:style>
    <style:style style:name="P37" style:family="paragraph" style:parent-style-name="Standard">
      <style:text-properties officeooo:rsid="002138ee" officeooo:paragraph-rsid="002138ee"/>
    </style:style>
    <style:style style:name="T1" style:family="text">
      <style:text-properties officeooo:rsid="000f6cff"/>
    </style:style>
    <style:style style:name="T2" style:family="text">
      <style:text-properties officeooo:rsid="001150cf"/>
    </style:style>
    <style:style style:name="T3" style:family="text">
      <style:text-properties officeooo:rsid="001312c7"/>
    </style:style>
    <style:style style:name="T4" style:family="text">
      <style:text-properties fo:language="en" fo:country="US"/>
    </style:style>
    <style:style style:name="T5" style:family="text">
      <style:text-properties fo:language="en" fo:country="US" officeooo:rsid="001312c7"/>
    </style:style>
    <style:style style:name="T6" style:family="text">
      <style:text-properties fo:language="en" fo:country="US" officeooo:rsid="0016ad1b"/>
    </style:style>
    <style:style style:name="T7" style:family="text">
      <style:text-properties officeooo:rsid="0013bd14"/>
    </style:style>
    <style:style style:name="T8" style:family="text">
      <style:text-properties officeooo:rsid="0020eb26"/>
    </style:style>
    <style:style style:name="T9" style:family="text">
      <style:text-properties officeooo:rsid="0022b6c9"/>
    </style:style>
    <style:style style:name="T10" style:family="text">
      <style:text-properties officeooo:rsid="0024b377"/>
    </style:style>
    <style:style style:name="T11" style:family="text">
      <style:text-properties officeooo:rsid="0026374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ribeChief</text:p>
      <text:p text:style-name="P1"/>
      <text:p text:style-name="P1">Challange tribe chief to gain respect and opt dragon essence</text:p>
      <text:p text:style-name="P1">Each time you beat him he becomes slightly stronger, it also changes how he addresses you.</text:p>
      <text:p text:style-name="P1">Ideas:</text:p>
      <text:list xml:id="list3863173328" text:style-name="L1">
        <text:list-item>
          <text:p text:style-name="P12">He ask questions what you prefer and changes slightly to accommodate.</text:p>
        </text:list-item>
        <text:list-item>
          <text:p text:style-name="P12">He is “gender locked” so changes made after battle slowly revert, e.g. you manged to change is gender now he is female/doll, but when you come back after a couple of days he is male again. But <text:s/>if you beat him enough he will ask what gender you prefer and change gender lock to accommodate</text:p>
        </text:list-item>
        <text:list-item>
          <text:p text:style-name="P12">Beat him enough and you can become chief, which grants you income, manpower, <text:span text:style-name="T1">title, etc..</text:span></text:p>
        </text:list-item>
      </text:list>
      <text:p text:style-name="P1"/>
      <text:p text:style-name="P5">TribeChief wife</text:p>
      <text:p text:style-name="P1">Former alpha male who tried beat TribeChief but had to submit due not being strong enough got changed to female to carry Chiefs children.</text:p>
      <text:p text:style-name="P1">Ideas:</text:p>
      <text:list xml:id="list1110531859" text:style-name="L2">
        <text:list-item>
          <text:p text:style-name="P13">Beat Chief enough had you can change the relationship?</text:p>
        </text:list-item>
        <text:list-item>
          <text:p text:style-name="P13">Make her submit to you instead.</text:p>
        </text:list-item>
        <text:list-item>
          <text:p text:style-name="P13">Change her back? Make her herm?</text:p>
        </text:list-item>
        <text:list-item>
          <text:p text:style-name="P13">Beat Chief enough to take them both as breeding sluts</text:p>
        </text:list-item>
        <text:list-item>
          <text:p text:style-name="P13">Help her grow back confidence by allowing her to dom you? Later plot to overthrow chief.(Rematch but rigged e.g. poison)</text:p>
        </text:list-item>
      </text:list>
      <text:p text:style-name="P1"/>
      <text:p text:style-name="P5">Tribeshop</text:p>
      <text:p text:style-name="P1">Ideas:</text:p>
      <text:list xml:id="list2780532731" text:style-name="L3">
        <text:list-item>
          <text:p text:style-name="P14"><text:span text:style-name="T2">B</text:span>eating chief grants discount.</text:p>
        </text:list-item>
        <text:list-item>
          <text:p text:style-name="P15">Gives quests which also grants discount</text:p>
        </text:list-item>
        <text:list-item>
          <text:p text:style-name="P14">Ideas for items to buy</text:p>
        </text:list-item>
        <text:list-item>
          <text:p text:style-name="P16">Items to change skin/scale color.</text:p>
        </text:list-item>
      </text:list>
      <text:p text:style-name="P2"/>
      <text:p text:style-name="P8">TribeQuests</text:p>
      <text:p text:style-name="P10">Ideas:</text:p>
      <text:list xml:id="list666818594" text:style-name="L4">
        <text:list-item>
          <text:p text:style-name="P17">Turn other dragons to your preferred gender and take them home as servants, the tribe pride itself at strength, if you want to be accepted a very good way is prove yourself stronger than it’s members. The tribe respect you defeating other members because it thins out the weak in their pack.</text:p>
        </text:list-item>
        <text:list-item>
          <text:p text:style-name="P17"><text:s/></text:p>
        </text:list-item>
      </text:list>
      <text:p text:style-name="P2"/>
      <text:p text:style-name="P6">First Town</text:p>
      <text:p text:style-name="P3">Ideas:</text:p>
      <text:list xml:id="list2316508972" text:style-name="L5">
        <text:list-item>
          <text:p text:style-name="P23">Hostile takeover, make them submit to your rule, <text:span text:style-name="T7">though not a absolute evil option; you can still make them like you ruling.</text:span></text:p>
          <text:list>
            <text:list-item>
              <text:p text:style-name="P23">You get gold from taxes</text:p>
            </text:list-item>
            <text:list-item>
              <text:p text:style-name="P23">You get bad rep with some kingdom who owns the outpost town, <text:span text:style-name="T7">but due distance from the capital they wont directly attack.</text:span></text:p>
            </text:list-item>
            <text:list-item>
              <text:p text:style-name="P21"><text:span text:style-name="T3">O</text:span><text:span text:style-name="T4">ccasionally </text:span><text:span text:style-name="T5">some adventurer/bounty hunter tries to kill you.</text:span></text:p>
            </text:list-item>
          </text:list>
        </text:list-item>
      </text:list>
      <text:list xml:id="list42061763" text:style-name="L6">
        <text:list-item>
          <text:list>
            <text:list-item>
              <text:p text:style-name="P24">No more quests</text:p>
            </text:list-item>
          </text:list>
        </text:list-item>
      </text:list>
      <text:list xml:id="list434221595" text:style-name="L7">
        <text:list-item>
          <text:list>
            <text:list-item>
              <text:p text:style-name="P25">Stuff in potions shop becomes more expensive as they can’t import from the capital anymore, so they buy from smugglers. (Maybe change some items? Like some less stable stuff)</text:p>
            </text:list-item>
          </text:list>
        </text:list-item>
      </text:list>
      <text:list xml:id="list131321426712568" text:continue-list="list2316508972" text:style-name="L5">
        <text:list-item>
          <text:list>
            <text:list-item>
              <text:p text:style-name="P22"><text:span text:style-name="T6">(optional)</text:span><text:span text:style-name="T5">Demand tribute</text:span></text:p>
            </text:list-item>
            <text:list-item>
              <text:p text:style-name="P26"><text:span text:style-name="T6">(optional)</text:span><text:span text:style-name="T5">I</text:span><text:span text:style-name="T4">mprove the town and hopefully make them prefer your rule over the capitals</text:span></text:p>
            </text:list-item>
          </text:list>
        </text:list-item>
        <text:list-item>
          <text:p text:style-name="P27"><text:soft-page-break/>Town hero, do quests and aid otherwise<text:tab/><text:tab/><text:tab/><text:tab/><text:tab/><text:tab/><text:tab/></text:p>
          <text:list>
            <text:list-item>
              <text:p text:style-name="P27">Discounts in shops</text:p>
            </text:list-item>
            <text:list-item>
              <text:p text:style-name="P27">Gain some positive rep with capital, due your reputation reaching them.</text:p>
            </text:list-item>
            <text:list-item>
              <text:p text:style-name="P28">Get new quests</text:p>
            </text:list-item>
          </text:list>
        </text:list-item>
      </text:list>
      <text:list xml:id="list3399551515" text:style-name="L8">
        <text:list-item>
          <text:list>
            <text:list-item>
              <text:p text:style-name="P29">Life isn’t easy for everyone, some will give you their sons/daughter as a tribute in hope for them to get a better life.</text:p>
            </text:list-item>
          </text:list>
        </text:list-item>
      </text:list>
      <text:list xml:id="list131320601190577" text:continue-list="list131321426712568" text:style-name="L5">
        <text:list-item>
          <text:p text:style-name="P27"/>
        </text:list-item>
        <text:list-item>
          <text:p text:style-name="P27"/>
        </text:list-item>
      </text:list>
      <text:p text:style-name="P4"/>
      <text:p text:style-name="P7">Party members</text:p>
      <text:p text:style-name="P9">Ideas:</text:p>
      <text:list xml:id="list659757868" text:style-name="L9">
        <text:list-item>
          <text:p text:style-name="P30">Pets</text:p>
        </text:list-item>
        <text:list-item>
          <text:p text:style-name="P30">Converted enemies(servants)</text:p>
        </text:list-item>
      </text:list>
      <text:p text:style-name="P9"/>
      <text:p text:style-name="P31">Submissive battle style</text:p>
      <text:p text:style-name="P11">Ideas:</text:p>
      <text:list xml:id="list1978990222" text:style-name="L10">
        <text:list-item>
          <text:p text:style-name="P34">Tease opponent into getting consumed by desire to dominate you</text:p>
          <text:list>
            <text:list-item>
              <text:p text:style-name="P35">You can’t control sex</text:p>
            </text:list-item>
            <text:list-item>
              <text:p text:style-name="P35">Endurance and sex skill is key stats to win</text:p>
              <text:list>
                <text:list-item>
                  <text:p text:style-name="P35">By outlasting opponent you win, otherwise the<text:span text:style-name="T8">y re</text:span>gain sanity and win</text:p>
                </text:list-item>
              </text:list>
            </text:list-item>
          </text:list>
        </text:list-item>
        <text:list-item>
          <text:p text:style-name="P36">Physical: no idea</text:p>
        </text:list-item>
        <text:list-item>
          <text:p text:style-name="P36">Domes<text:span text:style-name="T9">s</text:span>ive partner?</text:p>
        </text:list-item>
      </text:list>
      <text:p text:style-name="P37"/>
      <text:p text:style-name="P32">Dorm rules:</text:p>
      <text:p text:style-name="P18">I do want to make the dorm to be a game within a game, I feel heavily inspired by free cities and would love to try and adapt some of it’s game mechanics into the dorm.</text:p>
      <text:p text:style-name="P18"/>
      <text:p text:style-name="P18">I do not want the dorm to be outright slave house, but maybe it should be possible to convert it into one? Maybe have it so that we track happiness and obedience, and if a dorm-mates value of both are to low they try to flee. So they makes player have to choose how to treat them, if you treat good with out punishment they love you, etc..</text:p>
      <text:p text:style-name="P18"/>
      <text:p text:style-name="P32">Rules ideas</text:p>
      <text:p text:style-name="P18">Impregnate: Allow them to impregnate each others.</text:p>
      <text:p text:style-name="P19">Relations ships: Allow them to form relationships.</text:p>
      <text:p text:style-name="P20">Escapes free-use: Those who try and fail to flee are free to use for anyone, boosting happiness of other and obedience of escape.</text:p>
      <text:p text:style-name="P19"/>
      <text:p text:style-name="P20">Rules to encourage growth of attributes. </text:p>
      <text:p text:style-name="P19"><text:span text:style-name="T11">Strength makes might:</text:span> <text:span text:style-name="T11">Settle disputes with duels, strongest are right.</text:span></text:p>
      <text:p text:style-name="P20">Debate makes right: Settle by debate smartest are generally right.</text:p>
      <text:p text:style-name="P20">First orgasm is wrong: Settle by sex battle.</text:p>
      <text:p text:style-name="P20"/>
      <text:p text:style-name="P20">Vore:</text:p>
      <text:p text:style-name="P20">Dorm-mates are allowed to vore each other.</text:p>
      <text:p text:style-name="P20">Same both requires certain amount of dorm-mates to allow it.</text:p>
      <text:p text:style-name="P18"/>
      <text:p text:style-name="P32">Other</text:p>
      <text:p text:style-name="P18">Competition: Make it so that dorm-mates <text:span text:style-name="T10">can</text:span> compete for privileges. <text:s text:c="2"/></text:p>
      <text:p text:style-name="P18"/>
      <text:p text:style-name="P33">End Dorm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6:38:17.623102811</meta:creation-date>
    <dc:date>2019-04-12T13:13:19.418000000</dc:date>
    <meta:editing-duration>PT1H9M38S</meta:editing-duration>
    <meta:editing-cycles>12</meta:editing-cycles>
    <meta:generator>LibreOffice/6.1.4.2$Windows_x86 LibreOffice_project/9d0f32d1f0b509096fd65e0d4bec26ddd1938fd3</meta:generator>
    <meta:document-statistic meta:table-count="0" meta:image-count="0" meta:object-count="0" meta:page-count="2" meta:paragraph-count="71" meta:word-count="714" meta:character-count="3963" meta:non-whitespace-character-count="3341"/>
  </office:meta>
</office:document-meta>
</file>